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ff6600" draw:fill-color="#ff6600" draw:textarea-horizontal-align="justify" draw:textarea-vertical-align="middle" draw:auto-grow-height="false"/>
    </style:style>
    <style:style style:name="gr2" style:family="graphic" style:parent-style-name="standard">
      <style:graphic-properties svg:stroke-color="#0000ff" draw:fill-color="#0000cc" draw:textarea-horizontal-align="center" draw:textarea-vertical-align="middle"/>
    </style:style>
    <style:style style:name="gr3" style:family="graphic" style:parent-style-name="standard">
      <style:graphic-properties draw:fill-color="#ff3300" draw:textarea-horizontal-align="center" draw:textarea-vertical-align="middle"/>
    </style:style>
    <style:style style:name="gr4" style:family="graphic" style:parent-style-name="standard">
      <style:graphic-properties svg:stroke-width="0.081cm" svg:stroke-color="#666666" draw:marker-start-width="0.321cm" draw:marker-end-width="0.321cm" draw:fill-color="#0000cc" draw:textarea-horizontal-align="justify" draw:textarea-vertical-align="middle" draw:auto-grow-height="false" fo:padding-top="0.04cm" fo:padding-bottom="0.04cm" fo:padding-left="0.04cm" fo:padding-right="0.04cm"/>
    </style:style>
    <style:style style:name="gr5" style:family="graphic" style:parent-style-name="objectwithoutfill">
      <style:graphic-properties svg:stroke-width="0.081cm" svg:stroke-color="#666666" draw:marker-start-width="0.321cm" draw:marker-end-width="0.321cm" draw:fill="none" draw:textarea-horizontal-align="center" draw:textarea-vertical-align="middle" fo:padding-top="0.04cm" fo:padding-bottom="0.04cm" fo:padding-left="0.04cm" fo:padding-right="0.04cm"/>
    </style:style>
    <style:style style:name="gr6" style:family="graphic" style:parent-style-name="objectwithoutfill">
      <style:graphic-properties draw:stroke="solid" svg:stroke-width="0.081cm" svg:stroke-color="#666666" draw:marker-start-width="0.321cm" draw:marker-end-width="0.321cm" draw:fill="none" draw:textarea-horizontal-align="center" draw:textarea-vertical-align="middle" fo:padding-top="0.04cm" fo:padding-bottom="0.04cm" fo:padding-left="0.04cm" fo:padding-right="0.04cm"/>
    </style:style>
    <style:style style:name="gr7" style:family="graphic" style:parent-style-name="standard">
      <style:graphic-properties draw:fill-color="#996600" draw:textarea-horizontal-align="center" draw:textarea-vertical-align="middle"/>
    </style:style>
    <style:style style:name="gr8" style:family="graphic" style:parent-style-name="standard">
      <style:graphic-properties svg:stroke-color="#99ffff" draw:fill-color="#00ccff" draw:textarea-horizontal-align="justify" draw:textarea-vertical-align="middle" draw:auto-grow-height="false"/>
    </style:style>
    <style:style style:name="gr9" style:family="graphic" style:parent-style-name="standard">
      <style:graphic-properties svg:stroke-width="0.081cm" svg:stroke-color="#666666" draw:marker-start-width="0.321cm" draw:marker-end-width="0.321cm" draw:fill="none" draw:fill-color="#ffffff" draw:textarea-horizontal-align="justify" draw:textarea-vertical-align="middle" draw:auto-grow-height="false" fo:padding-top="0.04cm" fo:padding-bottom="0.04cm" fo:padding-left="0.04cm" fo:padding-right="0.04cm"/>
    </style:style>
    <style:style style:name="gr10" style:family="graphic" style:parent-style-name="standard">
      <style:graphic-properties svg:stroke-color="#ffff66" draw:fill-color="#ffff66" draw:textarea-horizontal-align="justify" draw:textarea-vertical-align="middle" draw:auto-grow-height="false"/>
    </style:style>
    <style:style style:name="gr11" style:family="graphic" style:parent-style-name="objectwithoutfill">
      <style:graphic-properties svg:stroke-width="0.035cm" draw:marker-start-width="0.252cm" draw:marker-end-width="0.252cm" draw:fill="none" draw:textarea-horizontal-align="center" draw:textarea-vertical-align="middle" fo:padding-top="0.017cm" fo:padding-bottom="0.017cm" fo:padding-left="0.017cm" fo:padding-right="0.017cm"/>
    </style:style>
    <style:style style:name="gr12" style:family="graphic" style:parent-style-name="objectwithoutfill">
      <style:graphic-properties svg:stroke-width="0.018cm" draw:marker-start-width="0.227cm" draw:marker-end-width="0.227cm" draw:fill="none" draw:textarea-horizontal-align="center" draw:textarea-vertical-align="middle" fo:padding-top="0.009cm" fo:padding-bottom="0.009cm" fo:padding-left="0.009cm" fo:padding-right="0.009cm"/>
    </style:style>
    <style:style style:name="gr13" style:family="graphic" style:parent-style-name="standard">
      <style:graphic-properties svg:stroke-color="#b2b2b2" draw:textarea-horizontal-align="justify" draw:textarea-vertical-align="middle" draw:auto-grow-height="false"/>
    </style:style>
    <style:style style:name="gr14" style:family="graphic" style:parent-style-name="standard">
      <style:graphic-properties svg:stroke-color="#808080" draw:fill-color="#b2b2b2" draw:textarea-horizontal-align="justify" draw:textarea-vertical-align="middle" draw:auto-grow-height="false"/>
    </style:style>
    <style:style style:name="gr15" style:family="graphic" style:parent-style-name="standard">
      <style:graphic-properties svg:stroke-color="#cccccc" draw:textarea-horizontal-align="justify" draw:textarea-vertical-align="middle" draw:auto-grow-height="false"/>
    </style:style>
    <style:style style:name="gr16" style:family="graphic" style:parent-style-name="standard">
      <style:graphic-properties svg:stroke-color="#b2b2b2" draw:fill-color="#b2b2b2" draw:textarea-horizontal-align="justify" draw:textarea-vertical-align="middle" draw:auto-grow-height="false"/>
    </style:style>
    <style:style style:name="gr17" style:family="graphic" style:parent-style-name="standard">
      <style:graphic-properties svg:stroke-color="#cccccc" draw:fill-color="#dddddd" draw:textarea-horizontal-align="justify" draw:textarea-vertical-align="middle" draw:auto-grow-height="false"/>
    </style:style>
    <style:style style:name="gr18" style:family="graphic" style:parent-style-name="standard">
      <style:graphic-properties draw:fill-color="#000000" draw:textarea-horizontal-align="justify" draw:textarea-vertical-align="middle" draw:auto-grow-height="false"/>
    </style:style>
    <style:style style:name="gr19" style:family="graphic" style:parent-style-name="standard">
      <style:graphic-properties svg:stroke-color="#b2b2b2" draw:fill-color="#999999" draw:textarea-horizontal-align="justify" draw:textarea-vertical-align="middle" draw:auto-grow-height="false"/>
    </style:style>
    <style:style style:name="gr20" style:family="graphic" style:parent-style-name="standard">
      <style:graphic-properties svg:stroke-width="0.007cm" svg:stroke-color="#666666" draw:marker-start-width="0.21cm" draw:marker-end-width="0.21cm" draw:fill-color="#ffffff" draw:textarea-horizontal-align="justify" draw:textarea-vertical-align="middle" draw:auto-grow-height="false" fo:padding-top="0.003cm" fo:padding-bottom="0.003cm" fo:padding-left="0.003cm" fo:padding-right="0.003cm"/>
    </style:style>
    <style:style style:name="P1" style:family="paragraph">
      <style:paragraph-properties fo:text-align="center"/>
    </style:style>
  </office:automatic-styles>
  <office:body>
    <office:drawing>
      <draw:page draw:name="page1" draw:style-name="dp1" draw:master-page-name="WEB-Draw-klein">
        <draw:custom-shape draw:style-name="gr1" draw:text-style-name="P1" draw:layer="layout" svg:width="0.33cm" svg:height="0.484cm" draw:transform="rotate (-0.364599280742733) translate (1.614cm -0.04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2" draw:layer="layout" svg:width="2.646cm" svg:height="1.248cm" svg:x="0.167cm" svg:y="1.598cm">
          <text:p/>
        </draw:rect>
        <draw:rect draw:style-name="gr3" draw:layer="layout" svg:width="0.297cm" svg:height="0.176cm" svg:x="1.053cm" svg:y="2.678cm">
          <text:p/>
        </draw:rect>
        <draw:rect draw:style-name="gr3" draw:layer="layout" svg:width="0.297cm" svg:height="0.176cm" svg:x="1.801cm" svg:y="2.669cm">
          <text:p/>
        </draw:rect>
        <draw:g>
          <draw:custom-shape draw:style-name="gr4" draw:text-style-name="P1" draw:layer="layout" svg:width="0.77cm" svg:height="1.07cm" svg:x="1.199cm" svg:y="1.599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 draw:layer="layout" svg:x1="1.212cm" svg:y1="2.651cm" svg:x2="1.773cm" svg:y2="1.606cm">
            <text:p/>
          </draw:line>
          <draw:line draw:style-name="gr6" draw:layer="layout" svg:x1="1.402cm" svg:y1="1.596cm" svg:x2="1.952cm" svg:y2="2.661cm">
            <text:p/>
          </draw:line>
        </draw:g>
        <draw:rect draw:style-name="gr7" draw:layer="layout" svg:width="2.646cm" svg:height="0.101cm" svg:x="0.167cm" svg:y="2.849cm">
          <text:p/>
        </draw:rect>
        <draw:custom-shape draw:style-name="gr8" draw:text-style-name="P1" draw:layer="layout" svg:width="0.173cm" svg:height="0.346cm" svg:x="1.529cm" svg:y="0.19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custom-shape draw:style-name="gr9" draw:text-style-name="P1" draw:layer="layout" svg:width="0.376cm" svg:height="1.07cm" svg:x="1.395cm" svg:y="0.499cm">
            <text:p/>
            <draw:enhanced-geometry svg:viewBox="0 0 21600 21600" draw:glue-points="?f6 10800 10800 21600 ?f5 10800 10800 0" draw:text-areas="?f3 ?f3 ?f4 ?f4" draw:mirror-vertical="true" draw:mirror-horizont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 draw:layer="layout" svg:x1="1.401cm" svg:y1="1.551cm" svg:x2="1.675cm" svg:y2="0.506cm">
            <text:p/>
          </draw:line>
          <draw:line draw:style-name="gr6" draw:layer="layout" svg:x1="1.494cm" svg:y1="0.496cm" svg:x2="1.763cm" svg:y2="1.561cm">
            <text:p/>
          </draw:line>
        </draw:g>
        <draw:custom-shape draw:style-name="gr10" draw:text-style-name="P1" draw:layer="layout" svg:width="0.564cm" svg:height="0.163cm" draw:transform="rotate (0.576831317784017) translate (1.442cm 0.30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1" draw:layer="layout" svg:x1="1.585cm" svg:y1="0.487cm" svg:x2="1.598cm" svg:y2="2.852cm">
          <text:p/>
        </draw:line>
        <draw:g>
          <draw:line draw:style-name="gr12" draw:layer="layout" svg:x1="0.491cm" svg:y1="2.245cm" svg:x2="0.5cm" svg:y2="2.302cm">
            <text:p/>
          </draw:line>
          <draw:custom-shape draw:style-name="gr13" draw:text-style-name="P1" draw:layer="layout" svg:width="0.182cm" svg:height="0.727cm" draw:transform="rotate (1.5707963267946) translate (0.29cm 2.3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0.182cm" svg:height="0.182cm" draw:transform="rotate (-0.261799387800286) translate (1.772cm 1.8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1.363cm" svg:height="0.363cm" svg:x="0.754cm" svg:y="1.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03cm" svg:height="0.487cm" draw:transform="rotate (-0.785398163398487) translate (2.361cm 1.742cm)">
            <text:p/>
            <draw:enhanced-geometry svg:viewBox="0 0 21600 21600" draw:glue-points="?f0 0 ?f1 10800 0 21600 10800 21600 21600 21600 ?f7 10800" draw:text-areas="?f1 10800 ?f2 18000 ?f3 7200 ?f4 21600" draw:type="isosceles-triangle" draw:modifiers="18367.8832116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0.545cm" svg:height="0.148cm" svg:x="1.745cm" svg:y="2.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89cm" svg:height="0.273cm" draw:transform="rotate (-2.35619449019309) translate (2.479cm 2.2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 draw:layer="layout" svg:width="0.473cm" svg:height="0.181cm" draw:transform="rotate (0.1745329251994) translate (0.623cm 2.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04cm" svg:height="0.037cm" svg:x="0.272cm" svg:y="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048cm" svg:height="0.048cm" svg:x="0.737cm" svg:y="2.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25cm" svg:height="0.29cm" draw:transform="rotate (0.7853981633973) translate (0.927cm 2.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123cm" svg:height="0.176cm" draw:transform="rotate (-2.35619449019309) translate (2.066cm 2.3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 draw:layer="layout" svg:width="0.067cm" svg:height="0.101cm" draw:transform="rotate (-2.35619449019309) translate (1.741cm 2.3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 draw:layer="layout" svg:width="0.034cm" svg:height="0.034cm" svg:x="0.994cm" svg:y="2.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091cm" svg:y="1.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181cm" svg:y="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278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374cm" svg:y="1.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46cm" svg:y="1.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56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662cm" svg:y="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0.908cm" svg:y="2.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118cm" svg:y="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224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347cm" svg:y="2.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471cm" svg:y="2.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584cm" svg:y="2.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702cm" svg:y="2.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833cm" svg:y="2.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1.944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2.054cm" svg:y="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034cm" svg:height="0.034cm" svg:x="2.167cm" svg:y="2.1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layer="layout" svg:x1="0.525cm" svg:y1="2.252cm" svg:x2="0.55cm" svg:y2="2.315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cccff" draw:fill-gradient-name="Gradient_20_7" draw:fill-hatch-name="Hatch_20_46" draw:fill-image-name="Bitmape_20_1" draw:fill-image-width="0cm" draw:fill-image-height="0cm" draw:shadow="hidden" draw:shadow-offset-x="0.3cm" draw:shadow-offset-y="0.3cm" draw:shadow-color="#808080" draw:decimal-places="1">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rial" style:font-style-name="Standard" style:font-family-generic="swiss" style:font-pitch="variable" fo:font-size="8pt" fo:font-style="normal" fo:text-shadow="none" style:text-underline-style="none" fo:font-weight="normal"/>
    </style:style>
    <style:style style:name="objectwitharrow" style:family="graphic" style:parent-style-name="standard">
      <style:graphic-properties draw:stroke="solid" svg:stroke-width="0cm" svg:stroke-color="#000000" draw:marker-start="Arrow" draw:marker-start-width="0.48cm" draw:marker-start-center="true" draw:marker-end="Symmetric_20_Arrow" draw:marker-end-width="0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erbinder_20_mit_20_Pfeil" style:display-name="Verbinder mit Pfeil" style:family="graphic" style:parent-style-name="standard">
      <style:graphic-properties draw:marker-end="Symmetric_20_Arrow" draw:marker-end-width="0.2cm" draw:textarea-horizontal-align="center" draw:textarea-vertical-align="middle"/>
    </style:style>
    <style:style style:name="Verbinder-Standard_20_mit_20_Pfeil" style:display-name="Verbinder-Standard mit Pfeil" style:family="graphic" style:parent-style-name="standard">
      <style:graphic-properties draw:marker-end="Symmetric_20_Arrow"/>
    </style:style>
    <style:style style:name="Verbinder-direkt_20_mit_20_Pfeil_20_rot" style:display-name="Verbinder-direkt mit Pfeil rot" style:family="graphic" style:parent-style-name="Verbinder_20_mit_20_Pfeil">
      <style:graphic-properties svg:stroke-color="#800000"/>
    </style:style>
    <style:style style:name="Verbinder-Standard_20_mit_20_Pfeil_20_rot" style:display-name="Verbinder-Standard mit Pfeil rot" style:family="graphic">
      <style:graphic-properties svg:stroke-color="#800000"/>
    </style:style>
  </office:styles>
  <office:automatic-styles>
    <style:page-layout style:name="PM0">
      <style:page-layout-properties fo:margin-top="0cm" fo:margin-bottom="0cm" fo:margin-left="0cm" fo:margin-right="0cm" fo:page-width="3cm" fo:page-height="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EB-Draw-klein"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meta:creation-date>2014-02-25T10:40:40.83</meta:creation-date>
    <dc:language>de-DE</dc:language>
    <meta:editing-cycles>11</meta:editing-cycles>
    <meta:editing-duration>PT3H43M51S</meta:editing-duration>
    <dc:title>WEB-Draw-klein</dc:title>
    <meta:initial-creator>Martin Korneffel</meta:initial-creator>
    <dc:date>2014-02-25T14:24:34.65</dc:date>
    <dc:creator>Martin Korneffel</dc:creator>
    <meta:document-statistic meta:object-count="50"/>
    <meta:user-defined meta:name="Info 1"/>
    <meta:user-defined meta:name="Info 2"/>
    <meta:user-defined meta:name="Info 3"/>
    <meta:user-defined meta:name="Info 4"/>
    <meta:template xlink:type="simple" xlink:actuate="onRequest" xlink:title="WEB-Draw-klein" xlink:href="../../../../../../../Users/Martin/AppData/Roaming/OpenOffice/4/user/template/WEB-Draw-klein.otg" meta:date="2014-02-25T10:40:40.54"/>
  </office:meta>
</office:document-meta>
</file>